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1.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9.063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.41cm"/>
          <style:tab-stop style:position="8.819cm"/>
          <style:tab-stop style:position="13.208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4.477cm"/>
          <style:tab-stop style:position="13.802cm" style:type="char" style:char="."/>
        </style:tab-stops>
      </style:paragraph-properties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>
        <style:tab-stops>
          <style:tab-stop style:position="4.389cm"/>
          <style:tab-stop style:position="8.819cm"/>
          <style:tab-stop style:position="13.185cm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 style:master-page-name="">
      <style:paragraph-properties style:page-number="auto" fo:break-after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rt_20_new_20_page"/>
      <text:p text:style-name="Start_20_new_20_page"><text:tab/>$party-name$</text:p>
      <text:p text:style-name="P2"><text:tab/>$party-address$</text:p>
      <text:p text:style-name="P2"><text:tab/>$party-zip$ <text:s/>$party-city$</text:p>
      <text:p text:style-name="P2"/>
      <text:p text:style-name="P2"/>
      <text:p text:style-name="P7">Your letter of<text:tab/>Your reference<text:tab/>Our reference<text:tab/>Date</text:p>
      <text:p text:style-name="P3"><text:tab/><text:tab/>$our-reference$<text:tab/>$date$</text:p>
      <text:p text:style-name="Standard"/>
      <text:p text:style-name="Standard">Concerns: $concerning$</text:p>
      <text:p text:style-name="Standard"/>
      <text:p text:style-name="Standard">Dear $party-name$,</text:p>
      <text:p text:style-name="Standard"/>
      <text:p text:style-name="Standard"/>
      <text:p text:style-name="Standard">This invoice is about the annual membership fee.</text:p>
      <text:p text:style-name="Standard"/>
      <text:p text:style-name="P4">$item-line$$item-date$<text:tab/>$item-description$ <text:tab/>$item-amount$</text:p>
      <text:p text:style-name="P4"><text:tab/>Total due before<text:span text:style-name="T1"> $due-date$<text:tab/>$total-amount$</text:span></text:p>
      <text:p text:style-name="Standard"/>
      <text:p text:style-name="Standard"/>
      <text:p text:style-name="Standard">Payment information here</text:p>
      <text:p text:style-name="Standard"/>
      <text:p text:style-name="Standard">Kind regards,</text:p>
      <text:p text:style-name="Standard"/>
      <text:p text:style-name="Standard"/>
      <text:p text:style-name="Standard"/>
      <text:p text:style-name="Standard">Your name</text:p>
      <text:p text:style-name="Standard"/>
      <text:p text:style-name="Standard">Note: to let the next invoice be created on a new page it is necessary insert a page break automatically at the end of each page. How? Select the last paragraph of this page. From the menu, choose Format → Paragraph. Select the tab “Text flow”. In the section “Breaks”, check “Insert”. Select Type “Page” and Position “After”. This has already been done for you in this sample template file.</text:p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name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 Condensed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art_20_new_20_page" style:display-name="Start new page" style:family="paragraph" style:parent-style-name="Standard">
      <style:paragraph-properties>
        <style:tab-stops>
          <style:tab-stop style:position="9.063cm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04cm" fo:margin-left="0cm" fo:margin-right="-0.005cm" table:align="margins"/>
    </style:style>
    <style:style style:name="Table3.A" style:family="table-column">
      <style:table-column-properties style:column-width="12.467cm" style:rel-column-width="48053*"/>
    </style:style>
    <style:style style:name="Table3.B" style:family="table-column">
      <style:table-column-properties style:column-width="4.537cm" style:rel-column-width="17482*"/>
    </style:style>
    <style:style style:name="Table3.A1" style:family="table-cell">
      <style:table-cell-properties fo:padding="0.097cm" fo:border-left="none" fo:border-right="none" fo:border-top="none" fo:border-bottom="0.002cm solid #000000"/>
    </style:style>
    <style:style style:name="Table3.A2" style:family="table-cell">
      <style:table-cell-properties fo:padding="0.097cm" fo:border="none"/>
    </style:style>
    <style:style style:name="Table1" style:family="table">
      <style:table-properties style:width="17.004cm" fo:margin-left="0cm" fo:margin-right="-0.005cm" table:align="margins"/>
    </style:style>
    <style:style style:name="Table1.A" style:family="table-column">
      <style:table-column-properties style:column-width="4.249cm" style:rel-column-width="16378*"/>
    </style:style>
    <style:style style:name="Table1.B" style:family="table-column">
      <style:table-column-properties style:column-width="8.539cm" style:rel-column-width="32908*"/>
    </style:style>
    <style:style style:name="Table1.C" style:family="table-column">
      <style:table-column-properties style:column-width="4.216cm" style:rel-column-width="16249*"/>
    </style:style>
    <style:style style:name="MP1" style:family="paragraph" style:parent-style-name="Standard">
      <style:paragraph-properties fo:text-align="start" style:justify-single-word="false">
        <style:tab-stops>
          <style:tab-stop style:position="11.4cm"/>
        </style:tab-stops>
      </style:paragraph-properties>
      <style:text-properties fo:font-size="9pt" style:font-size-asian="9pt" style:font-size-complex="9pt"/>
    </style:style>
    <style:style style:name="MP2" style:family="paragraph" style:parent-style-name="Header">
      <style:text-properties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My company name</text:p>
            </table:table-cell>
            <table:table-cell table:style-name="Table3.A1" office:value-type="string">
              <text:p text:style-name="Table_20_Contents"/>
            </table:table-cell>
          </table:table-row>
          <table:table-row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MP1">My name</text:p>
              <text:p text:style-name="MP1">My address</text:p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MP3">Phone</text:p>
            </table:table-cell>
            <table:table-cell office:value-type="string">
              <text:p text:style-name="MP3">e-mail</text:p>
            </table:table-cell>
            <table:table-cell office:value-type="string">
              <text:p text:style-name="MP3">homepage</text:p>
            </table:table-cell>
          </table:table-row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Sander Kooijmans</meta:initial-creator>
    <meta:creation-date>2008-07-29T16:53:16</meta:creation-date>
    <dc:date>2011-03-28T21:57:02</dc:date>
    <dc:language>en-US</dc:language>
    <meta:editing-cycles>18</meta:editing-cycles>
    <meta:editing-duration>PT02H54M51S</meta:editing-duration>
    <dc:creator>Sander Kooijmans</dc:creator>
    <meta:document-statistic meta:table-count="2" meta:image-count="0" meta:object-count="0" meta:page-count="1" meta:paragraph-count="20" meta:word-count="126" meta:character-count="802"/>
    <meta:user-defined meta:name="Info 1"/>
    <meta:user-defined meta:name="Info 2"/>
    <meta:user-defined meta:name="Info 3"/>
    <meta:user-defined meta:name="Info 4"/>
  </office:meta>
</office:document-meta>
</file>